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b9de8"/>
    </style:style>
    <style:style style:name="P2" style:family="paragraph" style:parent-style-name="Text_20_body">
      <style:text-properties officeooo:paragraph-rsid="000b9de8"/>
    </style:style>
    <style:style style:name="P3" style:family="paragraph" style:parent-style-name="Text_20_body">
      <style:text-properties officeooo:rsid="00034152" officeooo:paragraph-rsid="00034152"/>
    </style:style>
    <style:style style:name="P4" style:family="paragraph" style:parent-style-name="Text_20_body">
      <style:text-properties officeooo:rsid="001140d5" officeooo:paragraph-rsid="000b9de8"/>
    </style:style>
    <style:style style:name="P5" style:family="paragraph" style:parent-style-name="Text_20_body">
      <style:text-properties officeooo:rsid="001140d5" officeooo:paragraph-rsid="001140d5"/>
    </style:style>
    <style:style style:name="P6" style:family="paragraph" style:parent-style-name="Heading_20_1">
      <style:paragraph-properties fo:line-height="100%"/>
      <style:text-properties officeooo:paragraph-rsid="000b9de8"/>
    </style:style>
    <style:style style:name="P7" style:family="paragraph" style:parent-style-name="Text_20_body" style:list-style-name="L1">
      <style:text-properties officeooo:rsid="000b9de8" officeooo:paragraph-rsid="000b9de8"/>
    </style:style>
    <style:style style:name="P8" style:family="paragraph" style:parent-style-name="Text_20_body" style:list-style-name="L1">
      <style:text-properties officeooo:rsid="000e05f4" officeooo:paragraph-rsid="000e05f4"/>
    </style:style>
    <style:style style:name="P9" style:family="paragraph" style:parent-style-name="Text_20_body" style:list-style-name="L2">
      <style:text-properties officeooo:rsid="001140d5" officeooo:paragraph-rsid="000b9de8"/>
    </style:style>
    <style:style style:name="P10" style:family="paragraph" style:parent-style-name="Text_20_body" style:list-style-name="L3">
      <style:text-properties officeooo:rsid="00034152" officeooo:paragraph-rsid="00034152"/>
    </style:style>
    <style:style style:name="T1" style:family="text">
      <style:text-properties officeooo:rsid="000d373f"/>
    </style:style>
    <style:style style:name="T2" style:family="text">
      <style:text-properties officeooo:rsid="000dc11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R - Support Vector Machines</text:p>
      <text:p text:style-name="Text_20_body"/>
      <text:p text:style-name="Text_20_body"/>
      <text:p text:style-name="Text_20_body"/>
      <text:p text:style-name="Text_20_body"/>
      <text:p text:style-name="Text_20_body"/>
      <text:h text:style-name="Heading_20_1" text:outline-level="1">Contexte :</text:h>
      <text:p text:style-name="P3"/>
      <text:p text:style-name="P3"/>
      <text:p text:style-name="P3"/>
      <text:h text:style-name="Heading_20_1" text:outline-level="1">Problématique(s) :</text:h>
      <text:list text:style-name="L1">
        <text:list-item>
          <text:p text:style-name="P7">Comprendre comment utiliser et appliquer SVM <text:span text:style-name="T1">(SVC et SVR)</text:span> <text:span text:style-name="T1">dans les problèmes d’apprentissage supervisé</text:span> <text:span text:style-name="T2">en Machine Learning </text:span>?</text:p>
        </text:list-item>
        <text:list-item>
          <text:p text:style-name="P8">Comment choisir le noyau (kernel) le mieux adapté pour avoir le meilleur algorithme ?</text:p>
        </text:list-item>
      </text:list>
      <text:p text:style-name="P1"/>
      <text:p text:style-name="P2"/>
      <text:h text:style-name="P6" text:outline-level="1">Mots clés :</text:h>
      <text:list xml:id="list3404527972" text:style-name="L2">
        <text:list-item>
          <text:p text:style-name="P9">Machine à vecteur de support (SVM) : Une machine à vecteur de support (SVM pour Support Vector Machine en anglais) est un algorithme d'apprentissage supervisé utilisé pour la classification et la régression. L'objectif de SVM est de trouver la meilleure séparation possible entre deux classes en trouvant l'hyperplan qui maximise la marge, c'est-à-dire la distance entre l'hyperplan et les points les plus proches de chaque classe. Les SVM peuvent également utiliser des fonctions de noyau pour projeter les données dans un espace de dimension supérieure, permettant une meilleure séparation entre les classes non linéairement séparables dans l'espace d'origine.</text:p>
        </text:list-item>
      </text:list>
      <text:p text:style-name="P5"/>
      <text:list xml:id="list92206640374335" text:continue-numbering="true" text:style-name="L2">
        <text:list-item>
          <text:p text:style-name="P9">Régression vectorielle de support (SVR) : La Régression Vectorielle de Support (SVR pour Support Vector Regression en anglais) est un algorithme d'apprentissage supervisé utilisé pour la régression. Le but de la SVR est de trouver une fonction qui s'ajuste aux données en maximisant la marge autour de la ligne de régression. Contrairement aux modèles de régression classiques qui minimisent les erreurs absolues ou les erreurs quadratiques, la SVR cherche à minimiser la distance entre les points et la ligne de régression, tout en respectant une marge d'erreur tolérée.</text:p>
        </text:list-item>
      </text:list>
      <text:p text:style-name="P4"/>
      <text:list xml:id="list92206361944129" text:continue-numbering="true" text:style-name="L2">
        <text:list-item>
          <text:p text:style-name="P9">Classification véctorielle de support (SVC) : La classification vectorielle de support (SVC pour Support Vector Classification en anglais) est un algorithme d'apprentissage supervisé utilisé pour la classification binaire et multiclasse. Le but de la SVC est de trouver l'hyperplan qui maximise la marge entre les deux classes, tout en minimisant l'erreur de classification. Pour les problèmes de classification non linéairement séparables, la SVC peut également utiliser des fonctions de noyau pour projeter les données dans un espace de dimension supérieure, permettant ainsi une meilleure séparation des classes dans l'espace transformé.</text:p>
        </text:list-item>
      </text:list>
      <text:p text:style-name="P4"/>
      <text:list xml:id="list92207081392733" text:continue-numbering="true" text:style-name="L2">
        <text:list-item>
          <text:p text:style-name="P9">Hyperplan : un hyperplan est une frontière de décision linéaire qui sépare les données en deux ou plusieurs classes. Dans le cas d'un problème de classification binaire, l'hyperplan est un sous-espace affine de dimension n-1 qui divise l'espace de données en deux parties, <text:soft-page-break/>une partie pour chaque classe. L'objectif de l'algorithme d'apprentissage est de trouver l'hyperplan qui sépare les classes de manière optimale, c'est-à-dire qui maximise la marge entre les points les plus proches de chaque classe. Dans le cas des SVM (Machine à vecteur de support), l'hyperplan est choisi de manière à ce qu'il maximise la marge autour de la frontière de décision, en utilisant des vecteurs de support pour trouver l'hyperplan optimal.</text:p>
        </text:list-item>
      </text:list>
      <text:p text:style-name="P4"/>
      <text:list xml:id="list92206898708004" text:continue-numbering="true" text:style-name="L2">
        <text:list-item>
          <text:p text:style-name="P9">Kernel (noyau) : un kernel (noyau en français) est une fonction mathématique qui est utilisée pour transformer les données d'un espace de dimension inférieure en un espace de dimension supérieure, souvent de manière non linéaire. Les noyaux sont souvent utilisés dans les SVM (Machine à vecteur de support) pour séparer les classes qui ne peuvent pas être linéairement séparées dans l'espace d'origine. La fonction du noyau calcule le produit scalaire de deux vecteurs dans l'espace de dimension supérieure sans avoir besoin de calculer explicitement la transformation vers cet espace, ce qui permet d'économiser du temps et de la mémoire. Les noyaux couramment utilisés incluent le noyau linéaire, le noyau polynomial et le noyau RBF (fonction de base radiale).</text:p>
        </text:list-item>
      </text:list>
      <text:p text:style-name="P4"/>
      <text:list xml:id="list92205793711934" text:continue-numbering="true" text:style-name="L2">
        <text:list-item>
          <text:p text:style-name="P9">Paramètres Kernel :</text:p>
          <text:list>
            <text:list-item>
              <text:p text:style-name="P9">Linéaire : un noyau linéaire est une fonction de noyau qui réalise une transformation linéaire des données d'entrée. Concrètement, cela signifie que la fonction de noyau linéaire est simplement la somme des produits des éléments correspondants des deux vecteurs.</text:p>
            </text:list-item>
          </text:list>
        </text:list-item>
      </text:list>
      <text:p text:style-name="P4"/>
      <text:list xml:id="list92205662895903" text:continue-numbering="true" text:style-name="L2">
        <text:list-item>
          <text:list>
            <text:list-item>
              <text:p text:style-name="P9">Polynomial : un noyau polynomial est une fonction de noyau qui transforme les données d'entrée en utilisant une transformation polynomiale de degré k. La fonction de noyau polynomial est définie comme le produit scalaire entre deux vecteurs d'entrée, élevé à la puissance k, plus une constante c. La valeur de k détermine le degré de la transformation polynomiale, qui peut être utilisée pour modéliser des relations non linéaires entre les données d'entrée.</text:p>
            </text:list-item>
          </text:list>
        </text:list-item>
      </text:list>
      <text:p text:style-name="P4"/>
      <text:list xml:id="list92206169308259" text:continue-numbering="true" text:style-name="L2">
        <text:list-item>
          <text:list>
            <text:list-item>
              <text:p text:style-name="P9">RBF (Radial Basis Function) : le noyau RBF (Radial Basis Function) est une fonction de noyau qui transforme les données d'entrée en un espace de dimension supérieure de manière non linéaire. La fonction de noyau RBF est définie comme la fonction exponentielle de la distance euclidienne entre deux vecteurs d'entrée, avec une constante gamma qui détermine la largeur de la fonction. La fonction de noyau RBF a un pic à zéro pour les paires de vecteurs d'entrée identiques, et diminue exponentiellement avec la distance entre eux. </text:p>
              <text:list>
                <text:list-item>
                  <text:p text:style-name="P9">Gamma (paramètre RBF) : la constante gamma (γ) est un paramètre important dans le contexte d'un noyau RBF (Radial Basis Function). Plus gamma est grand, plus la fonction de noyau RBF est étroite et plus les points d'entrée doivent être proches pour être considérés comme similaires. À l'inverse, plus gamma est petit, plus la fonction de noyau RBF est large et plus les points d'entrée peuvent être éloignés tout en étant considérés comme similaires.</text:p>
                </text:list-item>
              </text:list>
            </text:list-item>
          </text:list>
        </text:list-item>
      </text:list>
      <text:p text:style-name="P4"/>
      <text:list xml:id="list92206022603738" text:continue-numbering="true" text:style-name="L2">
        <text:list-item>
          <text:list>
            <text:list-item>
              <text:list>
                <text:list-item>
                  <text:p text:style-name="P9">C (paramètre RBF) : </text:p>
                </text:list-item>
              </text:list>
            </text:list-item>
          </text:list>
        </text:list-item>
      </text:list>
      <text:p text:style-name="P4"/>
      <text:list xml:id="list92206611453003" text:continue-numbering="true" text:style-name="L2">
        <text:list-item>
          <text:p text:style-name="P9">Epsilon : </text:p>
        </text:list-item>
      </text:list>
      <text:p text:style-name="P4"/>
      <text:list xml:id="list92205907804874" text:continue-numbering="true" text:style-name="L2">
        <text:list-item>
          <text:p text:style-name="P9">Séparateur : </text:p>
        </text:list-item>
      </text:list>
      <text:p text:style-name="P4"><text:soft-page-break/></text:p>
      <text:list xml:id="list92206900033340" text:continue-numbering="true" text:style-name="L2">
        <text:list-item>
          <text:p text:style-name="P9">Marge maximale : la marge maximale est la distance maximale entre la frontière de décision et les exemples d'apprentissage les plus proches de chaque classe dans un modèle d'apprentissage supervisé.</text:p>
        </text:list-item>
      </text:list>
      <text:p text:style-name="P4"/>
      <text:list xml:id="list92206797820598" text:continue-numbering="true" text:style-name="L2">
        <text:list-item>
          <text:p text:style-name="P9">Vecteur : </text:p>
        </text:list-item>
      </text:list>
      <text:p text:style-name="P4"/>
      <text:list xml:id="list92205233062445" text:continue-numbering="true" text:style-name="L2">
        <text:list-item>
          <text:p text:style-name="P9">Xi (ξ ) : ξ (Xi) est un paramètre utilisé dans les SVM (Machine à vecteur de support) avec marge douce pour pénaliser les erreurs de classification dans les exemples d'apprentissage. Lorsqu'il est utilisé avec une marge douce, les exemples d'apprentissage peuvent être classés de manière incorrecte, mais avec une pénalité. La pénalité est calculée en fonction de la distance de chaque exemple d'apprentissage par rapport à l'hyperplan de décision et est contrôlée par un paramètre de régularisation appelé C. Le paramètre ξ est une variable d'écart qui mesure l'écart entre la classification correcte et la classification réelle de chaque exemple d'apprentissage, et contribue à la fonction de coût de l'optimisation des SVM.</text:p>
        </text:list-item>
      </text:list>
      <text:p text:style-name="P4"/>
      <text:list xml:id="list92206204620804" text:continue-numbering="true" text:style-name="L2">
        <text:list-item>
          <text:p text:style-name="P9">R2 : Le coefficient de détermination, souvent noté R², est une mesure de la qualité d'ajustement d'un modèle de régression linéaire aux données observées. R² représente la proportion de la variance de la variable dépendante qui est expliquée par le modèle de régression linéaire. Il peut prendre des valeurs entre 0 et 1, où 0 indique que le modèle n'explique aucune variation de la variable dépendante et 1 indique que le modèle explique toute la variation de la variable dépendante.</text:p>
        </text:list-item>
      </text:list>
      <text:p text:style-name="P4"/>
      <text:list xml:id="list92205747196181" text:continue-numbering="true" text:style-name="L2">
        <text:list-item>
          <text:p text:style-name="P9">Adjusted R2 : Le coefficient de détermination ajusté (adjusted R2) est une mesure de la qualité d'ajustement d'un modèle de régression. Il est similaire au coefficient de détermination R2, mais prend en compte le nombre de variables explicatives dans le modèle. Le coefficient de détermination R2 est une mesure qui indique à quel point les variables indépendantes (ou variables explicatives) expliquent la variation de la variable dépendante dans un modèle de régression. Il prend une valeur entre 0 et 1, où une valeur de 1 indique une correspondance parfaite entre les variables indépendantes et la variable dépendante, tandis qu'une valeur de 0 indique l'absence de relation entre les variables. Cependant, le coefficient de détermination R2 ne prend pas en compte le nombre de variables explicatives dans le modèle, ce qui peut conduire à une sur-estimation de la qualité de l'ajustement. Le coefficient de détermination ajusté corrige ce biais en ajustant le R2 en fonction du nombre de variables explicatives.</text:p>
        </text:list-item>
      </text:list>
      <text:p text:style-name="P4"/>
      <text:list xml:id="list92207185646847" text:continue-numbering="true" text:style-name="L2">
        <text:list-item>
          <text:p text:style-name="P9">MSE (Mean Squared Error): Mean squared error (MSE), également appelé erreur quadratique moyenne, est une mesure courante de l'erreur de prédiction pour les modèles de régression en apprentissage automatique. Il s'agit de la moyenne des carrés des différences entre les prédictions du modèle et les valeurs réelles de la variable cible dans l'ensemble de données. Plus précisément, pour chaque exemple d'un ensemble de données, le MSE est calculé en prenant la différence entre la prédiction du modèle et la valeur réelle de la variable cible, en la carrée, puis en faisant la moyenne de toutes ces valeurs pour l'ensemble de données. </text:p>
        </text:list-item>
      </text:list>
      <text:p text:style-name="P4"/>
      <text:list xml:id="list92205710747031" text:continue-numbering="true" text:style-name="L2">
        <text:list-item>
          <text:p text:style-name="P9">RMSE (Root Mean Squared Error) : Root Mean Squared Error (RMSE), également appelé erreur quadratique moyenne racine, est une mesure courante de l'erreur de prédiction pour les modèles de régression en apprentissage automatique. Comme le MSE, le RMSE <text:soft-page-break/>mesure la différence entre les prédictions du modèle et les valeurs réelles de la variable cible, mais il prend la racine carrée de la moyenne des carrés des différences. Le RMSE est calculé en prenant la racine carrée de la moyenne des carrés des différences entre les prédictions du modèle et les valeurs réelles de la variable cible dans l'ensemble de données.</text:p>
        </text:list-item>
      </text:list>
      <text:p text:style-name="P4"/>
      <text:list xml:id="list92206025130171" text:continue-numbering="true" text:style-name="L2">
        <text:list-item>
          <text:p text:style-name="P9">MAE (Mean Absolute Error) : L'erreur absolue moyenne (MAE, pour Mean Absolute Error en anglais) est une mesure d'évaluation de la performance d'un modèle de régression. Elle est calculée comme la moyenne des valeurs absolues des différences entre les vraies valeurs de la variable cible et les valeurs prédites par le modèle.</text:p>
        </text:list-item>
      </text:list>
      <text:p text:style-name="P3"/>
      <text:p text:style-name="P3"/>
      <text:h text:style-name="Heading_20_1" text:outline-level="1">Hypothèses :</text:h>
      <text:list xml:id="list2325886777" text:style-name="L3">
        <text:list-item>
          <text:p text:style-name="P10">SVM peut présenter très rapidement un coût important en calcul (Etienne)</text:p>
        </text:list-item>
      </text:list>
      <text:p text:style-name="P3"/>
      <text:list xml:id="list92206974463876" text:continue-numbering="true" text:style-name="L3">
        <text:list-item>
          <text:p text:style-name="P10">SVM utilise nativement un processus de CV pour s’entrainer sur les données (Etienne)</text:p>
        </text:list-item>
      </text:list>
      <text:p text:style-name="P3"/>
      <text:list xml:id="list92206710060259" text:continue-numbering="true" text:style-name="L3">
        <text:list-item>
          <text:p text:style-name="P10">SVM n’est efficace que dans le cas des données linéairement séparable (Adeline)</text:p>
        </text:list-item>
      </text:list>
      <text:p text:style-name="P3"/>
      <text:list xml:id="list92207246029153" text:continue-numbering="true" text:style-name="L3">
        <text:list-item>
          <text:p text:style-name="P10">SVM est la méthode de référence pour les données qui nécessite l’utilisation de l’hyperplan (Briand)</text:p>
        </text:list-item>
      </text:list>
      <text:p text:style-name="P3"/>
      <text:list xml:id="list92207276341148" text:continue-numbering="true" text:style-name="L3">
        <text:list-item>
          <text:p text:style-name="P10">SVM peut ne pas se révéler optimal dans le cas de cluster superposé (Loïc)</text:p>
        </text:list-item>
      </text:list>
      <text:p text:style-name="P3"/>
      <text:list xml:id="list92205794241307" text:continue-numbering="true" text:style-name="L3">
        <text:list-item>
          <text:p text:style-name="P10">SVM peut produire rapidement un résultat peu importe la quantité de données qui lui est fourni (Axel)</text:p>
        </text:list-item>
      </text:list>
      <text:p text:style-name="P3"/>
      <text:list xml:id="list92205872714777" text:continue-numbering="true" text:style-name="L3">
        <text:list-item>
          <text:p text:style-name="P10">SVM ne s'utilise uniquement pour des Dataset très grands (Loïc)</text:p>
        </text:list-item>
      </text:list>
      <text:p text:style-name="P3"/>
      <text:list xml:id="list92205595921179" text:continue-numbering="true" text:style-name="L3">
        <text:list-item>
          <text:p text:style-name="P10">SVM est sujet à l’overfitting (Adrien)</text:p>
        </text:list-item>
      </text:list>
      <text:p text:style-name="P3"/>
      <text:list xml:id="list92207240515705" text:continue-numbering="true" text:style-name="L3">
        <text:list-item>
          <text:p text:style-name="P10">SVR est mieux que SVM (Tetyana)</text:p>
        </text:list-item>
      </text:list>
      <text:p text:style-name="P3"/>
      <text:list xml:id="list92206060951987" text:continue-numbering="true" text:style-name="L3">
        <text:list-item>
          <text:p text:style-name="P10">SVC est plus rapide que SVR (Osman)</text:p>
        </text:list-item>
      </text:list>
      <text:p text:style-name="P3"/>
      <text:list xml:id="list92206089088801" text:continue-numbering="true" text:style-name="L3">
        <text:list-item>
          <text:p text:style-name="P10">Le Kernel est un dictionnaire de clés et de valeurs (Jean Paul)</text:p>
        </text:list-item>
      </text:list>
      <text:p text:style-name="P3"/>
      <text:list xml:id="list92206219185379" text:continue-numbering="true" text:style-name="L3">
        <text:list-item>
          <text:p text:style-name="P10">Minimiser l’erreur revient à minimiser la marge maximale (Aude)</text:p>
        </text:list-item>
      </text:list>
      <text:p text:style-name="P3"/>
      <text:list xml:id="list92205973745506" text:continue-numbering="true" text:style-name="L3">
        <text:list-item>
          <text:p text:style-name="P10">SVM est utilisable avec tous types de données (Adeline)</text:p>
        </text:list-item>
      </text:list>
      <text:p text:style-name="P3"/>
      <text:list xml:id="list92205693076001" text:continue-numbering="true" text:style-name="L3">
        <text:list-item>
          <text:p text:style-name="P10">Le SVM ajoute des variables à ressort (slack) qui autorise une erreur (Seydou)</text:p>
        </text:list-item>
      </text:list>
      <text:p text:style-name="P3"/>
      <text:list xml:id="list92205328670501" text:continue-numbering="true" text:style-name="L3">
        <text:list-item>
          <text:p text:style-name="P10">Le Kernel est un objet en Python (Nicolas) </text:p>
        </text:list-item>
      </text:list>
      <text:p text:style-name="P3"/>
      <text:p text:style-name="P3"/>
      <text:h text:style-name="Heading_20_1" text:outline-level="1">Plan d’action :</text:h>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Calibri" fo:font-family="Calibri" style:font-family-generic="swiss" style:font-pitch="variable"/>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style:font-name="Calibri" fo:font-family="Calibri" style:font-family-generic="swiss" style:font-pitch="variable" fo:font-size="28pt" style:text-underline-style="solid" style:text-underline-width="auto" style:text-underline-color="font-color" fo:font-weight="bold" officeooo:rsid="00026721"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Calibri" fo:font-family="Calibri" style:font-family-generic="swiss" style:font-pitch="variable"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15T09:22:04.854000000</dc:date>
    <meta:editing-duration>PT2H33M19S</meta:editing-duration>
    <meta:editing-cycles>21</meta:editing-cycles>
    <meta:generator>LibreOffice/7.4.2.3$Windows_X86_64 LibreOffice_project/382eef1f22670f7f4118c8c2dd222ec7ad009daf</meta:generator>
    <meta:document-statistic meta:table-count="0" meta:image-count="0" meta:object-count="0" meta:page-count="4" meta:paragraph-count="44" meta:word-count="1679" meta:character-count="10473" meta:non-whitespace-character-count="8872"/>
  </office:meta>
</office:document-meta>
</file>